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021cc" officeooo:paragraph-rsid="001021cc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021cc" officeooo:paragraph-rsid="00102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aths Problems!</text:p>
      <text:p text:style-name="P1"/>
      <text:p text:style-name="P2">1+1 = ________ <text:s text:c="129"/>correct/incorrect</text:p>
      <text:p text:style-name="P2"/>
      <text:p text:style-name="P2">10 + 10 = _____</text:p>
      <text:p text:style-name="P2">correct/incorrect</text:p>
      <text:p text:style-name="P2"/>
      <text:p text:style-name="P2">20 + 10 = _____</text:p>
      <text:p text:style-name="P2">correct/incorrect</text:p>
      <text:p text:style-name="P2"/>
      <text:p text:style-name="P2">20 / 10 = _____</text:p>
      <text:p text:style-name="P2">correct/incorrect</text:p>
      <text:p text:style-name="P2"/>
      <text:p text:style-name="P1">Basic Maths Problems!</text:p>
      <text:p text:style-name="P1"/>
      <text:p text:style-name="P2">1+1 = ________ <text:s text:c="129"/>correct/incorrect</text:p>
      <text:p text:style-name="P2"/>
      <text:p text:style-name="P2">10 + 10 = _____</text:p>
      <text:p text:style-name="P2">correct/incorrect</text:p>
      <text:p text:style-name="P2"/>
      <text:p text:style-name="P2">20 + 10 = _____</text:p>
      <text:p text:style-name="P2">correct/incorrect</text:p>
      <text:p text:style-name="P2"/>
      <text:p text:style-name="P2">20 / 10 = _____</text:p>
      <text:p text:style-name="P2">correct/incorrect</text:p>
      <text:p text:style-name="P2"/>
      <text:p text:style-name="P1">Basic Maths Problems!</text:p>
      <text:p text:style-name="P1"/>
      <text:p text:style-name="P2">1+1 = ________ <text:s text:c="129"/>correct/incorrect</text:p>
      <text:p text:style-name="P2"/>
      <text:p text:style-name="P2">10 + 10 = _____</text:p>
      <text:p text:style-name="P2">correct/incorrect</text:p>
      <text:p text:style-name="P2"/>
      <text:p text:style-name="P2">20 + 10 = _____</text:p>
      <text:p text:style-name="P2">correct/incorrect</text:p>
      <text:p text:style-name="P2"/>
      <text:p text:style-name="P2">20 / 10 = _____</text:p>
      <text:p text:style-name="P2">correct/in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8:54:55.428000000</meta:creation-date>
    <dc:date>2015-10-09T21:00:18.123000000</dc:date>
    <meta:editing-duration>PT12M48S</meta:editing-duration>
    <meta:editing-cycles>3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4" meta:word-count="75" meta:character-count="834" meta:non-whitespace-character-count="396"/>
  </office:meta>
</office:document-meta>
</file>